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loext="urn:org:documentfoundation:names:experimental:office:xmlns:loext:1.0" xmlns:css3t="http://www.w3.org/TR/css3-text/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loext="urn:org:documentfoundation:names:experimental:office:xmlns:loext:1.0" xmlns:css3t="http://www.w3.org/TR/css3-text/" office:version="1.2">
  <office:automatic-styles/>
  <office:body>
    <office:spreadsheet>
      <table:table table:name="Sheet1">
        <table:table-row>
          <table:table-cell table:style-name="pd1" office:value-type="string" office:value="N° ordre">
            <text:p>N° ordre</text:p>
          </table:table-cell>
          <table:table-cell table:style-name="pd1" office:value-type="string" office:value="Prenoms">
            <text:p>Prenoms</text:p>
          </table:table-cell>
          <table:table-cell table:style-name="pd1" office:value-type="string" office:value="Noms">
            <text:p>Noms</text:p>
          </table:table-cell>
        </table:table-row>
        <table:table-row>
          <table:table-cell office:value-type="string" office:value="1">
            <text:p>1</text:p>
          </table:table-cell>
          <table:table-cell office:value-type="string" office:value="djibril">
            <text:p>djibril</text:p>
          </table:table-cell>
          <table:table-cell office:value-type="string" office:value="bâh">
            <text:p>bâh</text:p>
          </table:table-cell>
        </table:table-row>
        <table:table-row>
          <table:table-cell office:value-type="string" office:value="2">
            <text:p>2</text:p>
          </table:table-cell>
          <table:table-cell office:value-type="string" office:value="habssatou">
            <text:p>habssatou</text:p>
          </table:table-cell>
          <table:table-cell office:value-type="string" office:value="bâh">
            <text:p>bâh</text:p>
          </table:table-cell>
        </table:table-row>
        <table:table-row>
          <table:table-cell office:value-type="string" office:value="3">
            <text:p>3</text:p>
          </table:table-cell>
          <table:table-cell office:value-type="string" office:value="Idrissa">
            <text:p>Idrissa</text:p>
          </table:table-cell>
          <table:table-cell office:value-type="string" office:value="Barry">
            <text:p>Barry</text:p>
          </table:table-cell>
        </table:table-row>
        <table:table-row>
          <table:table-cell office:value-type="string" office:value="4">
            <text:p>4</text:p>
          </table:table-cell>
          <table:table-cell office:value-type="string" office:value="Mohamed">
            <text:p>Mohamed</text:p>
          </table:table-cell>
          <table:table-cell office:value-type="string" office:value="barry">
            <text:p>barry</text:p>
          </table:table-cell>
        </table:table-row>
        <table:table-row>
          <table:table-cell office:value-type="string" office:value="5">
            <text:p>5</text:p>
          </table:table-cell>
          <table:table-cell office:value-type="string" office:value="fatoumata">
            <text:p>fatoumata</text:p>
          </table:table-cell>
          <table:table-cell office:value-type="string" office:value="camara">
            <text:p>camara</text:p>
          </table:table-cell>
        </table:table-row>
        <table:table-row>
          <table:table-cell office:value-type="string" office:value="6">
            <text:p>6</text:p>
          </table:table-cell>
          <table:table-cell office:value-type="string" office:value="Koura">
            <text:p>Koura</text:p>
          </table:table-cell>
          <table:table-cell office:value-type="string" office:value="Cissé">
            <text:p>Cissé</text:p>
          </table:table-cell>
        </table:table-row>
        <table:table-row>
          <table:table-cell office:value-type="string" office:value="7">
            <text:p>7</text:p>
          </table:table-cell>
          <table:table-cell office:value-type="string" office:value="fatoumata bintou">
            <text:p>fatoumata bintou</text:p>
          </table:table-cell>
          <table:table-cell office:value-type="string" office:value="cissé">
            <text:p>cissé</text:p>
          </table:table-cell>
        </table:table-row>
        <table:table-row>
          <table:table-cell office:value-type="string" office:value="8">
            <text:p>8</text:p>
          </table:table-cell>
          <table:table-cell office:value-type="string" office:value="Fanta">
            <text:p>Fanta</text:p>
          </table:table-cell>
          <table:table-cell office:value-type="string" office:value="Coulibaly">
            <text:p>Coulibaly</text:p>
          </table:table-cell>
        </table:table-row>
        <table:table-row>
          <table:table-cell office:value-type="string" office:value="9">
            <text:p>9</text:p>
          </table:table-cell>
          <table:table-cell office:value-type="string" office:value="Diawoulé">
            <text:p>Diawoulé</text:p>
          </table:table-cell>
          <table:table-cell office:value-type="string" office:value="Coulibaly">
            <text:p>Coulibaly</text:p>
          </table:table-cell>
        </table:table-row>
        <table:table-row>
          <table:table-cell office:value-type="string" office:value="10">
            <text:p>10</text:p>
          </table:table-cell>
          <table:table-cell office:value-type="string" office:value="Alhassane">
            <text:p>Alhassane</text:p>
          </table:table-cell>
          <table:table-cell office:value-type="string" office:value="Coumaré">
            <text:p>Coumaré</text:p>
          </table:table-cell>
        </table:table-row>
        <table:table-row>
          <table:table-cell office:value-type="string" office:value="11">
            <text:p>11</text:p>
          </table:table-cell>
          <table:table-cell office:value-type="string" office:value="Alhousseiny">
            <text:p>Alhousseiny</text:p>
          </table:table-cell>
          <table:table-cell office:value-type="string" office:value="Coumaré">
            <text:p>Coumaré</text:p>
          </table:table-cell>
        </table:table-row>
        <table:table-row>
          <table:table-cell office:value-type="string" office:value="12">
            <text:p>12</text:p>
          </table:table-cell>
          <table:table-cell office:value-type="string" office:value="modibo">
            <text:p>modibo</text:p>
          </table:table-cell>
          <table:table-cell office:value-type="string" office:value="coumaré">
            <text:p>coumaré</text:p>
          </table:table-cell>
        </table:table-row>
        <table:table-row>
          <table:table-cell office:value-type="string" office:value="13">
            <text:p>13</text:p>
          </table:table-cell>
          <table:table-cell office:value-type="string" office:value="fatoumata">
            <text:p>fatoumata</text:p>
          </table:table-cell>
          <table:table-cell office:value-type="string" office:value="dembele">
            <text:p>dembele</text:p>
          </table:table-cell>
        </table:table-row>
        <table:table-row>
          <table:table-cell office:value-type="string" office:value="14">
            <text:p>14</text:p>
          </table:table-cell>
          <table:table-cell office:value-type="string" office:value="Oumou">
            <text:p>Oumou</text:p>
          </table:table-cell>
          <table:table-cell office:value-type="string" office:value="Diarra">
            <text:p>Diarra</text:p>
          </table:table-cell>
        </table:table-row>
        <table:table-row>
          <table:table-cell office:value-type="string" office:value="15">
            <text:p>15</text:p>
          </table:table-cell>
          <table:table-cell office:value-type="string" office:value="mamadou">
            <text:p>mamadou</text:p>
          </table:table-cell>
          <table:table-cell office:value-type="string" office:value="diarra">
            <text:p>diarra</text:p>
          </table:table-cell>
        </table:table-row>
        <table:table-row>
          <table:table-cell office:value-type="string" office:value="16">
            <text:p>16</text:p>
          </table:table-cell>
          <table:table-cell office:value-type="string" office:value="Kassim">
            <text:p>Kassim</text:p>
          </table:table-cell>
          <table:table-cell office:value-type="string" office:value="Dissa">
            <text:p>Dissa</text:p>
          </table:table-cell>
        </table:table-row>
        <table:table-row>
          <table:table-cell office:value-type="string" office:value="17">
            <text:p>17</text:p>
          </table:table-cell>
          <table:table-cell office:value-type="string" office:value="Tièmoko">
            <text:p>Tièmoko</text:p>
          </table:table-cell>
          <table:table-cell office:value-type="string" office:value="Doumbia">
            <text:p>Doumbia</text:p>
          </table:table-cell>
        </table:table-row>
        <table:table-row>
          <table:table-cell office:value-type="string" office:value="18">
            <text:p>18</text:p>
          </table:table-cell>
          <table:table-cell office:value-type="string" office:value="Maïmouna">
            <text:p>Maïmouna</text:p>
          </table:table-cell>
          <table:table-cell office:value-type="string" office:value="Doumbia">
            <text:p>Doumbia</text:p>
          </table:table-cell>
        </table:table-row>
        <table:table-row>
          <table:table-cell office:value-type="string" office:value="19">
            <text:p>19</text:p>
          </table:table-cell>
          <table:table-cell office:value-type="string" office:value="youssouf">
            <text:p>youssouf</text:p>
          </table:table-cell>
          <table:table-cell office:value-type="string" office:value="doumbia">
            <text:p>doumbia</text:p>
          </table:table-cell>
        </table:table-row>
        <table:table-row>
          <table:table-cell office:value-type="string" office:value="20">
            <text:p>20</text:p>
          </table:table-cell>
          <table:table-cell office:value-type="string" office:value="djénèba">
            <text:p>djénèba</text:p>
          </table:table-cell>
          <table:table-cell office:value-type="string" office:value="guindo">
            <text:p>guindo</text:p>
          </table:table-cell>
        </table:table-row>
        <table:table-row>
          <table:table-cell office:value-type="string" office:value="21">
            <text:p>21</text:p>
          </table:table-cell>
          <table:table-cell office:value-type="string" office:value="Ibrahima A">
            <text:p>Ibrahima A</text:p>
          </table:table-cell>
          <table:table-cell office:value-type="string" office:value="Kalane">
            <text:p>Kalane</text:p>
          </table:table-cell>
        </table:table-row>
        <table:table-row>
          <table:table-cell office:value-type="string" office:value="22">
            <text:p>22</text:p>
          </table:table-cell>
          <table:table-cell office:value-type="string" office:value="kadidiatou">
            <text:p>kadidiatou</text:p>
          </table:table-cell>
          <table:table-cell office:value-type="string" office:value="keita">
            <text:p>keita</text:p>
          </table:table-cell>
        </table:table-row>
        <table:table-row>
          <table:table-cell office:value-type="string" office:value="23">
            <text:p>23</text:p>
          </table:table-cell>
          <table:table-cell office:value-type="string" office:value="Gaoussou">
            <text:p>Gaoussou</text:p>
          </table:table-cell>
          <table:table-cell office:value-type="string" office:value="Konaté">
            <text:p>Konaté</text:p>
          </table:table-cell>
        </table:table-row>
        <table:table-row>
          <table:table-cell office:value-type="string" office:value="24">
            <text:p>24</text:p>
          </table:table-cell>
          <table:table-cell office:value-type="string" office:value="Fatoumata">
            <text:p>Fatoumata</text:p>
          </table:table-cell>
          <table:table-cell office:value-type="string" office:value="Konaté">
            <text:p>Konaté</text:p>
          </table:table-cell>
        </table:table-row>
        <table:table-row>
          <table:table-cell office:value-type="string" office:value="25">
            <text:p>25</text:p>
          </table:table-cell>
          <table:table-cell office:value-type="string" office:value="samba">
            <text:p>samba</text:p>
          </table:table-cell>
          <table:table-cell office:value-type="string" office:value="koné">
            <text:p>koné</text:p>
          </table:table-cell>
        </table:table-row>
        <table:table-row>
          <table:table-cell office:value-type="string" office:value="26">
            <text:p>26</text:p>
          </table:table-cell>
          <table:table-cell office:value-type="string" office:value="minita">
            <text:p>minita</text:p>
          </table:table-cell>
          <table:table-cell office:value-type="string" office:value="koumaré">
            <text:p>koumaré</text:p>
          </table:table-cell>
        </table:table-row>
        <table:table-row>
          <table:table-cell office:value-type="string" office:value="27">
            <text:p>27</text:p>
          </table:table-cell>
          <table:table-cell office:value-type="string" office:value="bouriema">
            <text:p>bouriema</text:p>
          </table:table-cell>
          <table:table-cell office:value-type="string" office:value="moro">
            <text:p>moro</text:p>
          </table:table-cell>
        </table:table-row>
        <table:table-row>
          <table:table-cell office:value-type="string" office:value="28">
            <text:p>28</text:p>
          </table:table-cell>
          <table:table-cell office:value-type="string" office:value="Nestore">
            <text:p>Nestore</text:p>
          </table:table-cell>
          <table:table-cell office:value-type="string" office:value="Mounkoro">
            <text:p>Mounkoro</text:p>
          </table:table-cell>
        </table:table-row>
        <table:table-row>
          <table:table-cell office:value-type="string" office:value="29">
            <text:p>29</text:p>
          </table:table-cell>
          <table:table-cell office:value-type="string" office:value="allassane">
            <text:p>allassane</text:p>
          </table:table-cell>
          <table:table-cell office:value-type="string" office:value="samaké">
            <text:p>samaké</text:p>
          </table:table-cell>
        </table:table-row>
        <table:table-row>
          <table:table-cell office:value-type="string" office:value="30">
            <text:p>30</text:p>
          </table:table-cell>
          <table:table-cell office:value-type="string" office:value="Sadio">
            <text:p>Sadio</text:p>
          </table:table-cell>
          <table:table-cell office:value-type="string" office:value="Siby">
            <text:p>Siby</text:p>
          </table:table-cell>
        </table:table-row>
        <table:table-row>
          <table:table-cell office:value-type="string" office:value="31">
            <text:p>31</text:p>
          </table:table-cell>
          <table:table-cell office:value-type="string" office:value="assetou">
            <text:p>assetou</text:p>
          </table:table-cell>
          <table:table-cell office:value-type="string" office:value="sidibé">
            <text:p>sidibé</text:p>
          </table:table-cell>
        </table:table-row>
        <table:table-row>
          <table:table-cell office:value-type="string" office:value="32">
            <text:p>32</text:p>
          </table:table-cell>
          <table:table-cell office:value-type="string" office:value="sitan">
            <text:p>sitan</text:p>
          </table:table-cell>
          <table:table-cell office:value-type="string" office:value="tangara">
            <text:p>tangara</text:p>
          </table:table-cell>
        </table:table-row>
        <table:table-row>
          <table:table-cell office:value-type="string" office:value="33">
            <text:p>33</text:p>
          </table:table-cell>
          <table:table-cell office:value-type="string" office:value="labasso">
            <text:p>labasso</text:p>
          </table:table-cell>
          <table:table-cell office:value-type="string" office:value="thierro">
            <text:p>thierro</text:p>
          </table:table-cell>
        </table:table-row>
        <table:table-row>
          <table:table-cell office:value-type="string" office:value="34">
            <text:p>34</text:p>
          </table:table-cell>
          <table:table-cell office:value-type="string" office:value="mariam">
            <text:p>mariam</text:p>
          </table:table-cell>
          <table:table-cell office:value-type="string" office:value="thierro">
            <text:p>thierro</text:p>
          </table:table-cell>
        </table:table-row>
        <table:table-row>
          <table:table-cell office:value-type="string" office:value="35">
            <text:p>35</text:p>
          </table:table-cell>
          <table:table-cell office:value-type="string" office:value="boubacar">
            <text:p>boubacar</text:p>
          </table:table-cell>
          <table:table-cell office:value-type="string" office:value="thierro">
            <text:p>thierro</text:p>
          </table:table-cell>
        </table:table-row>
        <table:table-row>
          <table:table-cell office:value-type="string" office:value="36">
            <text:p>36</text:p>
          </table:table-cell>
          <table:table-cell office:value-type="string" office:value="Seydou">
            <text:p>Seydou</text:p>
          </table:table-cell>
          <table:table-cell office:value-type="string" office:value="Togola">
            <text:p>Togola</text:p>
          </table:table-cell>
        </table:table-row>
        <table:table-row>
          <table:table-cell office:value-type="string" office:value="37">
            <text:p>37</text:p>
          </table:table-cell>
          <table:table-cell office:value-type="string" office:value="Diahara">
            <text:p>Diahara</text:p>
          </table:table-cell>
          <table:table-cell office:value-type="string" office:value="Toure">
            <text:p>Toure</text:p>
          </table:table-cell>
        </table:table-row>
        <table:table-row>
          <table:table-cell office:value-type="string" office:value="38">
            <text:p>38</text:p>
          </table:table-cell>
          <table:table-cell office:value-type="string" office:value="ali badra">
            <text:p>ali badra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39">
            <text:p>39</text:p>
          </table:table-cell>
          <table:table-cell office:value-type="string" office:value="mariam">
            <text:p>mariam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40">
            <text:p>40</text:p>
          </table:table-cell>
          <table:table-cell office:value-type="string" office:value="foity">
            <text:p>foity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41">
            <text:p>41</text:p>
          </table:table-cell>
          <table:table-cell office:value-type="string" office:value="awa">
            <text:p>awa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42">
            <text:p>42</text:p>
          </table:table-cell>
          <table:table-cell office:value-type="string" office:value="abdoulaye">
            <text:p>abdoulaye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43">
            <text:p>43</text:p>
          </table:table-cell>
          <table:table-cell office:value-type="string" office:value="adama">
            <text:p>adama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44">
            <text:p>44</text:p>
          </table:table-cell>
          <table:table-cell office:value-type="string" office:value="Adama">
            <text:p>Adama</text:p>
          </table:table-cell>
          <table:table-cell office:value-type="string" office:value="Traoré">
            <text:p>Traoré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loext="urn:org:documentfoundation:names:experimental:office:xmlns:loext:1.0" xmlns:css3t="http://www.w3.org/TR/css3-text/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loext="urn:org:documentfoundation:names:experimental:office:xmlns:loext:1.0" xmlns:css3t="http://www.w3.org/TR/css3-text/" office:version="1.2">
  <office:meta>
    <meta:generator>ODFPY/1.4.1</meta:generator>
  </office:meta>
</office:document-meta>
</file>